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d8b41" officeooo:paragraph-rsid="001d8b41"/>
    </style:style>
    <style:style style:name="P2" style:family="paragraph" style:parent-style-name="Text_20_body">
      <style:text-properties officeooo:rsid="001e617c" officeooo:paragraph-rsid="001e617c"/>
    </style:style>
    <style:style style:name="P3" style:family="paragraph" style:parent-style-name="Text_20_body">
      <style:text-properties officeooo:rsid="001ea959" officeooo:paragraph-rsid="001ea959"/>
    </style:style>
    <style:style style:name="P4" style:family="paragraph" style:parent-style-name="Text_20_body">
      <style:text-properties officeooo:rsid="00202bd6" officeooo:paragraph-rsid="00202bd6"/>
    </style:style>
    <style:style style:name="T1" style:family="text">
      <style:text-properties officeooo:rsid="001d8b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PC and Route <text:span text:style-name="T1">53</text:span></text:h>
      <text:p text:style-name="P1">Create new VPC so its listed under your pvc and enable ipv6</text:p>
      <text:p text:style-name="P1">Create 2 subnets one for public and one for private traffic.</text:p>
      <text:p text:style-name="P1">Create a new gateway and attach it to the VPC</text:p>
      <text:p text:style-name="P1">Create 2 routing tables, 1 for public and 1 for private.</text:p>
      <text:p text:style-name="P1">Associate the subnets with the respective routing table.</text:p>
      <text:p text:style-name="P1">Add gateway to public routing table.</text:p>
      <text:p text:style-name="P2">Create 2 EC2 public instances, and one in the private network.</text:p>
      <text:p text:style-name="P2">Update and install nginx and php on the public ones.</text:p>
      <text:p text:style-name="P3">Create a bastion server that is used to connect to the private server.</text:p>
      <text:p text:style-name="P3">Transfer the ssh key over sshd</text:p>
      <text:p text:style-name="P3">Create NAT gateway from AWS console, associate with public network and a new elastic IP.</text:p>
      <text:p text:style-name="P3">Associate nat with route table with private subnet.</text:p>
      <text:p text:style-name="P3">You should have internet now on the private network.</text:p>
      <text:p text:style-name="P4">Create a new security group and allow all outbound traffic, while enabling the necessary inbound traffic.</text:p>
      <text:p text:style-name="P4">Create a new ACL that only allows inbound traffic.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10:52:55.810000000</meta:creation-date>
    <dc:date>2023-11-03T15:55:26.792000000</dc:date>
    <meta:editing-duration>PT9H40M55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6" meta:word-count="159" meta:character-count="888" meta:non-whitespace-character-count="745"/>
  </office:meta>
</office:document-meta>
</file>